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Standard">
      <style:paragraph-properties fo:text-align="justify"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text:a xlink:type="simple" xlink:href="http://www.mindwerks.net/projects/wildmidi">http://www.mindwerks.net/projects/wildmidi</text:a></text:p>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 Introduction<text:tab/>3</text:p>
          <text:p text:style-name="P12">2: Using the Library<text:tab/>4</text:p>
          <text:p text:style-name="P13">2.1: Initializing the Library<text:tab/>4</text:p>
          <text:p text:style-name="P13">2.2: Learning the library version<text:tab/>4</text:p>
          <text:p text:style-name="P13">2.3: Loading the MIDI Data<text:tab/>4</text:p>
          <text:p text:style-name="P14">2.3.a: Loading the MIDI from a file<text:tab/>5</text:p>
          <text:p text:style-name="P14">2.3.b: Loading the MIDI from memory<text:tab/>5</text:p>
          <text:p text:style-name="P13">2.4: Getting Some Information<text:tab/>5</text:p>
          <text:p text:style-name="P13">2.5: Setting Some Options<text:tab/>6</text:p>
          <text:p text:style-name="P13">2.6: Grabbing the Data<text:tab/>7</text:p>
          <text:p text:style-name="P13">2.7: Finished with the MIDI data<text:tab/>8</text:p>
          <text:p text:style-name="P13">2.8: Finished with the Library<text:tab/>8</text:p>
          <text:p text:style-name="P12">3: libWildMidi Functions<text:tab/>9</text:p>
          <text:p text:style-name="P13">3.1: WildMidi_Close<text:tab/>9</text:p>
          <text:p text:style-name="P13">3.2: WildMidi_FastSeek<text:tab/>9</text:p>
          <text:p text:style-name="P13">3.3: WildMidi_GetInfo<text:tab/>9</text:p>
          <text:p text:style-name="P13">3.4: WildMidi_GetOutput<text:tab/>9</text:p>
          <text:p text:style-name="P13">3.5: WildMidi_GetString<text:tab/>9</text:p>
          <text:p text:style-name="P13">3.6: WildMidi_GetVersion<text:tab/>9</text:p>
          <text:p text:style-name="P13">3.7: WildMidi_Init<text:tab/>9</text:p>
          <text:p text:style-name="P13">3.8: WildMidi_MasterVolume<text:tab/>9</text:p>
          <text:p text:style-name="P13">3.9: WildMidi_Open<text:tab/>9</text:p>
          <text:p text:style-name="P13">3.10: WildMidi_OpenBuffer <text:tab/>10</text:p>
          <text:p text:style-name="P13">3.11: WildMidi_SampledSeek<text:tab/>10</text:p>
          <text:p text:style-name="P13">3.12: WildMidi_SetOption<text:tab/>10</text:p>
          <text:p text:style-name="P13">3.13: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nsigned short int rate, unsigned short int options);</text:p>
      <text:p text:style-name="Text_20_body"/>
      <text:h text:style-name="Heading_20_2" text:outline-level="2">3.8: WildMidi_MasterVolume</text:h>
      <text:p text:style-name="Text_20_body">int WildMidi_MasterVolume (unsigned char master_volume);</text:p>
      <text:p text:style-name="Text_20_body"/>
      <text:h text:style-name="Heading_20_2" text:outline-level="2">3.9: WildMidi_Open</text:h>
      <text:p text:style-name="Text_20_body">midi * WildMidi_Open (const char *midifile);</text:p>
      <text:p text:style-name="Text_20_body"><text:soft-page-break/></text:p>
      <text:h text:style-name="Heading_20_2" text:outline-level="2">3.10: WildMidi_OpenBuffer </text:h>
      <text:p text:style-name="Text_20_body">midi * WildMidi_OpenBuffer (unsigned char *midibuffer, unsigned long int size);</text:p>
      <text:p text:style-name="Text_20_body"/>
      <text:h text:style-name="Heading_20_2" text:outline-level="2">3.11: WildMidi_SampledSeek</text:h>
      <text:p text:style-name="Text_20_body">int WildMidi_SampledSeek ( midi * handle, unsigned long int *sample_pos);</text:p>
      <text:p text:style-name="Text_20_body"/>
      <text:h text:style-name="Heading_20_2" text:outline-level="2">3.12: WildMidi_SetOption</text:h>
      <text:p text:style-name="Text_20_body">int WildMidi_SetOption (midi * handle, unsigned short int options, unsigned short in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2-26T15:03:41</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70" meta:word-count="1865" meta:character-count="11377"/>
  </office:meta>
</office:document-meta>
</file>